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90000004135261A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21cm" table:align="left" fo:background-color="transparent" style:writing-mode="lr-tb">
        <style:background-image/>
      </style:table-properties>
    </style:style>
    <style:style style:name="Tableau1.A" style:family="table-column">
      <style:table-column-properties style:column-width="7.338cm"/>
    </style:style>
    <style:style style:name="Tableau1.B" style:family="table-column">
      <style:table-column-properties style:column-width="8.583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style:style style:name="P3" style:family="paragraph" style:parent-style-name="Standard" style:list-style-name="L2">
      <style:text-properties fo:language="fr" fo:country="FR"/>
    </style:style>
    <style:style style:name="P4" style:family="paragraph" style:parent-style-name="Standard" style:master-page-name="Standard">
      <style:paragraph-properties style:page-number="auto"/>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style:line-height-at-least="0.529cm" fo:padding="0cm" fo:border="none"/>
      <style:text-properties fo:color="#24292e" style:font-name="SFMono-Regular" fo:font-size="9pt"/>
    </style:style>
    <style:style style:name="P7" style:family="paragraph">
      <style:paragraph-properties fo:text-align="center"/>
      <style:text-properties fo:font-size="18pt"/>
    </style:style>
    <style:style style:name="T1" style:family="text">
      <style:text-properties fo:language="fr" fo:country="FR"/>
    </style:style>
    <style:style style:name="T2" style:family="text">
      <style:text-properties fo:color="#d73a49"/>
    </style:style>
    <style:style style:name="T3" style:family="text">
      <style:text-properties fo:color="#6f42c1"/>
    </style:style>
    <style:style style:name="T4" style:family="text">
      <style:text-properties fo:color="#e36209"/>
    </style:style>
    <style:style style:name="T5" style:family="text">
      <style:text-properties fo:color="#005c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57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7" svg:width="14.604cm" svg:height="1.555cm" svg:x="0cm" svg:y="0cm">
        <draw:image xlink:href="Pictures/10000000000002990000004135261AB0.png" xlink:type="simple" xlink:show="embed" xlink:actuate="onLoad">
          <text:p/>
        </draw:image>
      </draw:frame>
      <text:p text:style-name="P4"><text:bookmark text:name="_GoBack"/><text:span text:style-name="T1"/></text:p>
      <text:p text:style-name="P1">Interface Graphique :</text:p>
      <text:p text:style-name="P1">Pour l'interface graphique,le main ce trouve dans le MenuFenetre.java.</text:p>
      <text:p text:style-name="P1">-la partie DominoFenetre.java modelise le jeu du domino.</text:p>
      <text:p text:style-name="P1">En théorie ,toutes les fonctions utiles au bon déroulement du jeu ont été écrites.</text:p>
      <text:p text:style-name="P1">Chaque pièce est distribuée au joueur à partir du sac puis on affiche la main du joueur. Puis on tire au hasard une pièce dans le sac pour la poser sur le plateau en tant que première pièce.</text:p>
      <text:p text:style-name="P1">Il faut ensuite soit choisir une pièce de domino puis une pièce du plateau à connecter ,soit piocher.</text:p>
      <table:table table:name="Tableau1" table:style-name="Tableau1">
        <table:table-column table:style-name="Tableau1.A"/>
        <table:table-column table:style-name="Tableau1.B"/>
        <table:table-row>
          <table:table-cell table:style-name="Tableau1.A1" office:value-type="string">
            <text:p text:style-name="P6"><text:bookmark text:name="LC242"/><text:span text:style-name="T2">public</text:span> <text:span text:style-name="T2">boolean</text:span> <text:span text:style-name="T3">peuventSeConnecter</text:span> (Piece <text:span text:style-name="T4">p2</text:span>) {<text:bookmark text:name="L243"/></text:p>
          </table:table-cell>
          <table:table-cell table:style-name="Tableau1.B1" office:value-type="string">
            <text:p text:style-name="P5"/>
          </table:table-cell>
        </table:table-row>
        <table:table-row>
          <table:table-cell table:style-name="Tableau1.A1" office:value-type="string">
            <text:p text:style-name="P5"><text:bookmark text:name="LC243"/></text:p>
          </table:table-cell>
          <table:table-cell table:style-name="Tableau1.A1" office:value-type="string">
            <text:p text:style-name="P6"><text:span text:style-name="T2">return</text:span> <text:span text:style-name="T5">this</text:span><text:span text:style-name="T2">.</text:span>getCoCorres(p2)<text:span text:style-name="T2">.</text:span>length <text:span text:style-name="T2">&gt;</text:span> <text:span text:style-name="T5">0</text:span> <text:span text:style-name="T2">?</text:span> <text:span text:style-name="T5">true</text:span> <text:span text:style-name="T2">:</text:span> <text:span text:style-name="T5">false</text:span>;<text:bookmark text:name="L244"/></text:p>
          </table:table-cell>
        </table:table-row>
        <table:table-row>
          <table:table-cell table:style-name="Tableau1.A1" office:value-type="string">
            <text:p text:style-name="P5"><text:bookmark text:name="LC244"/></text:p>
          </table:table-cell>
          <table:table-cell table:style-name="Tableau1.A1" office:value-type="string">
            <text:p text:style-name="P6">}</text:p>
          </table:table-cell>
        </table:table-row>
      </table:table>
      <text:p text:style-name="P1">Cette fonction permet de vérifier si les deux pièces cliquées correspondent.</text:p>
      <text:p text:style-name="P1">Si oui,alors la pièce de la main du joueur est ajoutée dans GroupePiecesD et disparaît de la main du joueur. Néanmoins,nous n'arrivons pas à réactualiser les panneaux pour voir la pièce quitter en effet la main du joueur et rejoindre le plateau.</text:p>
      <text:p text:style-name="P1">Un autre problème a été rencontrer:comment tourner les pièces ? Sachant que chaque pièce est un Jbutton, nous ne savons pas s'il est réellement possible de pouvoir faire une rotation sur les boutons.</text:p>
      <text:p text:style-name="P1">La pioche marche (si on remarque le résultat affiché dans le terminal,la pièce est bien piochée) mais pareil,les panneaux ne s'actualisent pas.</text:p>
      <text:p text:style-name="P1">Le manque de temps et de connaissances nous a freiné <text:s/>dans l'élaboration de cette interface.</text:p>
      <text:p text:style-name="P1">-L'interface puzzle quant à elle a seulement été commencée avec la possibilité de reconstituer le puzzle en drag and drop mais aucune vérification des connexions n'a pu être fait. Nous comptions utiliser les connexions ainsi :</text:p>
      <text:list xml:id="list1814421033868350440" text:style-name="L2">
        <text:list-item>
          <text:p text:style-name="P3">0 pour un trou</text:p>
        </text:list-item>
      </text:list>
      <text:list xml:id="list9206076087834043441" text:style-name="L1">
        <text:list-item>
          <text:p text:style-name="P2">-1 pour un bord</text:p>
        </text:list-item>
        <text:list-item>
          <text:p text:style-name="P2">1 pour un bout qui dépasse</text:p>
        </text:list-item>
      </text:list>
      <text:p text:style-name="P1">(voir le nom des photos). Dans l'ordre gauche,haut,droite,ba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Bauer</meta:initial-creator>
    <meta:editing-cycles>3</meta:editing-cycles>
    <meta:creation-date>2019-01-04T21:51:00</meta:creation-date>
    <dc:date>2019-01-04T23:32:18.98</dc:date>
    <meta:editing-duration>PT33M18S</meta:editing-duration>
    <meta:generator>OpenOffice/4.1.4$Win32 OpenOffice.org_project/414m5$Build-9788</meta:generator>
    <meta:document-statistic meta:table-count="1" meta:image-count="0" meta:object-count="0" meta:page-count="1" meta:paragraph-count="19" meta:word-count="289" meta:character-count="17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